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(Binary)Logistic Classification</text:title></text:p>
      <text:p text:style-name="OrgTitle"/>
      <text:p text:style-name="OrgSubtitle">
<text:user-defined style:data-style-name="N0" text:name="subtitle">
supplement learning</text:user-defined>

</text:p>
      <text:p text:style-name="OrgSubtitle"/>
      <text:p text:style-name="OrgSubtitle"><text:initial-creator>srolisp</text:initial-creator></text:p>
      <text:p text:style-name="OrgSubtitle"/>
      <text:p text:style-name="OrgSubtitle"><text:span text:style-name="OrgActiveTimestamp">&lt;2020-09-27 Sun 11:00&gt;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f61e7d3">1. Basics</text:a></text:p>
          <text:p text:style-name="Contents_20_1"><text:a xlink:type="simple" xlink:href="#org759c9dd">2. Pros</text:a></text:p>
          <text:p text:style-name="Contents_20_2"><text:a xlink:type="simple" xlink:href="#org5d37ac0">2.1. Interpretable (main reason)</text:a></text:p>
          <text:p text:style-name="Contents_20_2"><text:a xlink:type="simple" xlink:href="#org4df7385">2.2. Small number of params <text:span text:style-name="OrgCode">$(d+1)$</text:span></text:a></text:p>
          <text:p text:style-name="Contents_20_2"><text:a xlink:type="simple" xlink:href="#orga439562">2.3. Computationally eff. to estimate w (Newton's method)</text:a></text:p>
          <text:p text:style-name="Contents_20_2"><text:a xlink:type="simple" xlink:href="#orgcc50aae">2.4. Multiclass</text:a></text:p>
          <text:p text:style-name="Contents_20_2"><text:a xlink:type="simple" xlink:href="#orgb29356c">2.5. Foundational</text:a></text:p>
          <text:p text:style-name="Contents_20_1"><text:a xlink:type="simple" xlink:href="#orge59ceee">3. Cons</text:a></text:p>
          <text:p text:style-name="Contents_20_2"><text:a xlink:type="simple" xlink:href="#org145556f">3.1. Not good as best performance methods</text:a></text:p>
        </text:index-body>
      </text:table-of-content>
      <text:h text:style-name="Heading_20_1" text:outline-level="1" text:is-list-header="false">
<text:bookmark-start text:name="OrgXref.orgf61e7d3"/>
<text:bookmark text:name="orgf61e7d3"/>Basics
<text:bookmark-end text:name="OrgXref.orgf61e7d3"/></text:h>
      <text:p text:style-name="Text_20_body"><text:span text:style-name="OrgCode">$Given: D = ((x_{1}, y_{1}), (x_{2}, y_{2}), \dots, (x_{n}, y_{n})),\ \ x_{i} \in R^d, y_{i} \in \{0,1\}$</text:span>
</text:p>
      <text:p text:style-name="Text_20_body"><text:span text:style-name="OrgCode">$Model: y_{i} \sim Bernoulli(\sigma(w^tx))$</text:span> indep.,
</text:p>
      <text:p text:style-name="OrgFixedWidthBlock">\begin{equation*}</text:p>
      <text:p text:style-name="OrgFixedWidthBlock">\begin{split}</text:p>
      <text:p text:style-name="OrgFixedWidthBlock">"logistic\ fn" &amp;</text:p>
      <text:p text:style-name="OrgFixedWidthBlock">\sigma(a) = \frac{1}{1+e^{-a}} <text:s text:c="13"/>(w = param.) \\</text:p>
      <text:p text:style-name="OrgFixedWidthBlock">\end{split}</text:p>
      <text:p text:style-name="OrgFixedWidthBlockLastLine">\end{equation*}</text:p>
      <text:p text:style-name="OrgFixedWidthBlockLastLine"/>
      <text:p text:style-name="Text_20_body"><text:span text:style-name="OrgCode">$MLE : w_{mle} \in \underset{w}{arg\,max}$</text:span> <text:span text:style-name="OrgCode">$p(D|w)$</text:span>
</text:p>
      <text:h text:style-name="Heading_20_1" text:outline-level="1" text:is-list-header="false">
<text:bookmark-start text:name="OrgXref.org759c9dd"/>
<text:bookmark text:name="org759c9dd"/>Pros
<text:bookmark-end text:name="OrgXref.org759c9dd"/></text:h>
      <text:h text:style-name="Heading_20_2" text:outline-level="2" text:is-list-header="false">
<text:bookmark-start text:name="OrgXref.org5d37ac0"/>
<text:bookmark text:name="org5d37ac0"/>Interpretable (main reason)
<text:bookmark-end text:name="OrgXref.org5d37ac0"/></text:h>
      <text:p text:style-name="Text_20_body"><text:span text:style-name="OrgCode">$w_{0} + w_{1}feature_{1} + w_{2}feature_{2} + w_{3}feature_{3}$</text:span>
</text:p>
      <text:h text:style-name="Heading_20_2" text:outline-level="2" text:is-list-header="false">
<text:bookmark-start text:name="OrgXref.org4df7385"/>
<text:bookmark text:name="org4df7385"/>Small number of params <text:span text:style-name="OrgCode">$(d+1)$</text:span>
<text:bookmark-end text:name="OrgXref.org4df7385"/></text:h>
      <text:h text:style-name="Heading_20_2" text:outline-level="2" text:is-list-header="false">
<text:bookmark-start text:name="OrgXref.orga439562"/>
<text:bookmark text:name="orga439562"/>Computationally eff. to estimate w (Newton's method)
<text:bookmark-end text:name="OrgXref.orga439562"/></text:h>
      <text:h text:style-name="Heading_20_2" text:outline-level="2" text:is-list-header="false">
<text:bookmark-start text:name="OrgXref.orgcc50aae"/>
<text:bookmark text:name="orgcc50aae"/>Multiclass
<text:bookmark-end text:name="OrgXref.orgcc50aae"/></text:h>
      <text:h text:style-name="Heading_20_2" text:outline-level="2" text:is-list-header="false">
<text:bookmark-start text:name="OrgXref.orgb29356c"/>
<text:bookmark text:name="orgb29356c"/>Foundational
<text:bookmark-end text:name="OrgXref.orgb29356c"/></text:h>
      <text:h text:style-name="Heading_20_1" text:outline-level="1" text:is-list-header="false">
<text:bookmark-start text:name="OrgXref.orge59ceee"/>
<text:bookmark text:name="orge59ceee"/>Cons
<text:bookmark-end text:name="OrgXref.orge59ceee"/></text:h>
      <text:h text:style-name="Heading_20_2" text:outline-level="2" text:is-list-header="false">
<text:bookmark-start text:name="OrgXref.org145556f"/>
<text:bookmark text:name="org145556f"/>Not good as best performance methods
<text:bookmark-end text:name="OrgXref.org145556f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rolisp</dc:creator>
    <meta:initial-creator>srolisp</meta:initial-creator>
    <dc:date>2020-09-27T11:00:00</dc:date>
    <meta:creation-date>2020-09-27T11:00:00</meta:creation-date>
    <meta:generator>Emacs 28.0.50 (Org mode 9.3)</meta:generator>
    <meta:keyword/>
    <dc:subject/>
    <dc:title>(Binary)Logistic Classification</dc:title>
    <meta:user-defined meta:name="subtitle">supplement learning</meta:user-defined>
  </office:meta>
</office:document-meta>
</file>